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font-weight="bold" style:font-weight-asian="bold" style:font-weight-complex="bold"/>
    </style:style>
    <style:style style:name="P2" style:family="paragraph" style:parent-style-name="Normal">
      <style:text-properties fo:font-weight="bold" officeooo:rsid="001d61b2" officeooo:paragraph-rsid="001d61b2" style:font-weight-asian="bold" style:font-weight-complex="bold"/>
    </style:style>
    <style:style style:name="P3" style:family="paragraph" style:parent-style-name="Normal">
      <style:text-properties fo:font-weight="bold" officeooo:rsid="001d61b2" officeooo:paragraph-rsid="0022cf50" style:font-weight-asian="bold" style:font-weight-complex="bold"/>
    </style:style>
    <style:style style:name="P4" style:family="paragraph" style:parent-style-name="Normal">
      <style:text-properties fo:language="en" fo:country="US"/>
    </style:style>
    <style:style style:name="P5" style:family="paragraph" style:parent-style-name="Normal">
      <style:text-properties officeooo:rsid="001d61b2" officeooo:paragraph-rsid="001d61b2"/>
    </style:style>
    <style:style style:name="P6" style:family="paragraph" style:parent-style-name="Normal">
      <style:text-properties officeooo:rsid="001d61b2" officeooo:paragraph-rsid="0022cf50"/>
    </style:style>
    <style:style style:name="P7" style:family="paragraph" style:parent-style-name="Normal">
      <style:text-properties fo:font-size="20pt" fo:font-weight="bold" officeooo:paragraph-rsid="001d61b2" style:font-size-asian="20pt" style:font-weight-asian="bold" style:font-size-complex="20pt" style:font-weight-complex="bold"/>
    </style:style>
    <style:style style:name="P8" style:family="paragraph" style:parent-style-name="Normal">
      <style:text-properties fo:font-size="20pt" fo:font-weight="bold" officeooo:rsid="001d61b2" officeooo:paragraph-rsid="001d61b2" style:font-size-asian="20pt" style:font-weight-asian="bold" style:font-size-complex="20pt" style:font-weight-complex="bold"/>
    </style:style>
    <style:style style:name="P9" style:family="paragraph" style:parent-style-name="Normal">
      <style:text-properties officeooo:paragraph-rsid="001d61b2"/>
    </style:style>
    <style:style style:name="P10" style:family="paragraph" style:parent-style-name="Normal">
      <style:text-properties officeooo:rsid="001eb0d4" officeooo:paragraph-rsid="001eb0d4"/>
    </style:style>
    <style:style style:name="P11" style:family="paragraph" style:parent-style-name="Normal">
      <style:text-properties fo:font-weight="normal" officeooo:rsid="001d61b2" officeooo:paragraph-rsid="001d61b2" style:font-weight-asian="normal" style:font-weight-complex="normal"/>
    </style:style>
    <style:style style:name="P12" style:family="paragraph" style:parent-style-name="Normal" style:master-page-name="MP0">
      <style:paragraph-properties style:page-number="auto" fo:break-before="pag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1d61b2"/>
    </style:style>
    <style:style style:name="T2" style:family="text">
      <style:text-properties officeooo:rsid="001eb0d4"/>
    </style:style>
    <style:style style:name="T3" style:family="text">
      <style:text-properties officeooo:rsid="0022cf50"/>
    </style:style>
    <style:style style:name="T4" style:family="text">
      <style:text-properties officeooo:rsid="00244156"/>
    </style:style>
    <style:style style:name="T5" style:family="text">
      <style:text-properties officeooo:rsid="0027ed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4. </text:span>Servicios de red e internet <text:span text:style-name="T1">FTP </text:span><text:span text:style-name="T4">192</text:span></text:p>
      <text:p text:style-name="P1">l. ¿Qué es falso?</text:p>
      <text:p text:style-name="Normal">b) El protocolo FTP no permite transferencia de ficheros entre equipos con distintos sist emas operativos.</text:p>
      <text:p text:style-name="P1">2. Suponiendo que estás conectado con un cliente FTP en línea de comandos a un servidor FTP. Para listar los ficheros del directorio actual del servidor y posteriormente descargar un fichero ejecutarías los comandos.</text:p>
      <text:p text:style-name="P4">d) ls y get fi chero</text:p>
      <text:p text:style-name="P1">3. Para conectarte a un servidor FTP desde un navegador web y autenticarte corno usuario alumno introducirías la URL:</text:p>
      <text:p text:style-name="Normal">c) ftp://alwnno:192.168.200.101 .</text:p>
      <text:p text:style-name="P1">4. ¿Qué es falso sobre los tipos de acceso a un servidor FTP?</text:p>
      <text:p text:style-name="Normal">a ) Los usua rios locales no pueden est a r confinados o enjaulados en su directorio home.</text:p>
      <text:p text:style-name="P1">5 . ¿Qué es cierto?</text:p>
      <text:p text:style-name="Normal"><text:span text:style-name="T5">d) </text:span>En el modo pasivo el cliente FTP inicia conexiones de d tos a puertos mayores que 1023/T CP del servidor FT P.</text:p>
      <text:p text:style-name="P1">6. Si tu cliente FTP está en una red en la que realiza NATP para salir a Internet lo normal es que uses:</text:p>
      <text:p text:style-name="Normal">b) Conexiones en modo pasivo.</text:p>
      <text:p text:style-name="P1">7. ¿Qué es falso?</text:p>
      <text:p text:style-name="Normal">b) Para transferir un documento creado con LibreOJfice (.od t) usarías el modo ascii </text:p>
      <text:p text:style-name="P1">8. ¿Qué es falso?</text:p>
      <text:p text:style-name="Normal">d) FTP no es un protocolo seguro, el nombre y la contraseña de los usuarios se envía cifrada a través de la red pero los fi cheros intercambiados no.</text:p>
      <text:p text:style-name="P1">9. ¿Qué es cie rto?</text:p>
      <text:p text:style-name="Normal">d) Todas las respuestas anteriores son falsas</text:p>
      <text:p text:style-name="P1">10. ¿Qué es falso?</text:p>
      <text:p text:style-name="Normal">c) Los clientes FT P gráfi cos no suelen ser clientes SFTP.</text:p>
      <text:p text:style-name="Normal"/>
      <text:p text:style-name="Normal"/>
      <text:p text:style-name="Normal"/>
      <text:p text:style-name="P9"/>
      <text:p text:style-name="P9"/>
      <text:p text:style-name="P7"><text:soft-page-break/><text:span text:style-name="T1">5. Servicios de red e internet </text:span><text:span text:style-name="T2">HTTP </text:span><text:span text:style-name="T4">256</text:span></text:p>
      <text:p text:style-name="P5"/>
      <text:p text:style-name="P2">l. ¿Qué es falso sobre la WWW?</text:p>
      <text:p text:style-name="P5">a) Los recursos disponibles son siempre páginas en lenguaj e HTML. </text:p>
      <text:p text:style-name="P2">2. En la URI http://10.33.1.3 : 8080/admin/ buscarLibros . php?id=2&amp;tema=Historia.</text:p>
      <text:p text:style-name="P11">c) El navegador utilizará el método GET. </text:p>
      <text:p text:style-name="P2">3. ¿Qué es falso?</text:p>
      <text:p text:style-name="P5">c) IIS se puede inst a lar en sistemas Linux. </text:p>
      <text:p text:style-name="P2">4. ¿Qué es falso sobre los clientes we b o navegadores?</text:p>
      <text:p text:style-name="P5">d ) Todos los navegadores interpretan el código XHML, Javaséript y CSS siempre igua l porque si no sería incómodo para los usuarios acceder a un sit io web con navegadores diferentes. </text:p>
      <text:p text:style-name="P2">5. ¿Qué es falso?</text:p>
      <text:p text:style-name="P5">c) El código 404 en una respuest a HTT P indica que no se t ienen permisos para acceder a l recurso solicitado. </text:p>
      <text:p text:style-name="P2">6. ¿Qué es cierto?</text:p>
      <text:p text:style-name="P5">d) El uso de cookies permite a las aplicaciones web diferencia r a los usuarios y enviarles información p ersona lizada. </text:p>
      <text:p text:style-name="P2">7. ¿Qué es falso?</text:p>
      <text:p text:style-name="P10">d) Todas las respuestas anteriores son falsas. </text:p>
      <text:p text:style-name="P2">8. ¿Qué e s falso sobre el alojamiento virtual de sitios web?</text:p>
      <text:p text:style-name="P5">b) El número máximo de servidores web virt ua les en un equipo es 50. </text:p>
      <text:p text:style-name="P2">9. ¿Qué es falso?</text:p>
      <text:p text:style-name="P5">a) Apache e IIS no permiten a tender peticiones ht tp y htt ps simultáneamente en varios servidores virtua les. </text:p>
      <text:p text:style-name="P2">10. ¿Qué es falso?</text:p>
      <text:p text:style-name="P5">d) Un candado en el navegador nos asegura que estamos accediendo al sitio web que queremos.</text:p>
      <text:p text:style-name="P5"/>
      <text:p text:style-name="P5"/>
      <text:p text:style-name="P5"/>
      <text:p text:style-name="P5"/>
      <text:p text:style-name="P5"/>
      <text:p text:style-name="P8"><text:soft-page-break/>C<text:span text:style-name="T3">orreo</text:span> <text:span text:style-name="T3">eléctronico </text:span><text:span text:style-name="T4">312</text:span></text:p>
      <text:p text:style-name="P2"/>
      <text:p text:style-name="P2">1) ¿Qué es falso? </text:p>
      <text:p text:style-name="P5">b) Los MTAs usan el protocolo IMAP para recibir correo de otros MTAS </text:p>
      <text:p text:style-name="P2">2. Si un MTA recibe un correo cuya dirección de destino no se corresponde con las cuentas que gestiona el MTA. </text:p>
      <text:p text:style-name="P5">c) Lo reenvía directamente a l MTA del destinatario u a otro MTA (smart host).</text:p>
      <text:p text:style-name="P2">3. ¿Qué es cierto?</text:p>
      <text:p text:style-name="P5">d) Todas las respuestas anteriores son falsas.</text:p>
      <text:p text:style-name="P2">4 . ¿Qué es falso? </text:p>
      <text:p text:style-name="P5">d) Todas las respuestas anteriores son falsas.</text:p>
      <text:p text:style-name="P2">5. En los c lie ntes d e correo (MUA) suelen utilizan los términos "servido de correo salientez: "servidor d e correo entrante" para:</text:p>
      <text:p text:style-name="P5">a) Referirse a un servidor SMTP y un servidor POP / IMAP respectivamente. </text:p>
      <text:p text:style-name="P3">6. ¿Qué es falso sobre los servidores de correo?</text:p>
      <text:p text:style-name="P6">c) Solo son capaces de reenviar correo con direcciones de origen de usuarios con cuenta en ellos. </text:p>
      <text:p text:style-name="P3">7. ¿Qué es cie rto?</text:p>
      <text:p text:style-name="P6">c) E l MTA y los servidores POP /IMAP de un servicio de correo pueden ejecutarse en diferentes equipos. </text:p>
      <text:p text:style-name="P3">8. ¿Qué es cierto sobr e los protocolos POP e IMAP?</text:p>
      <text:p text:style-name="P6">d) IMAP permite realizar búsquedas sobre los mensajes a lmacenados en un buzón de correo.</text:p>
      <text:p text:style-name="P3">9. ¿Cuáles son cabeceras de un mensaje de correo?</text:p>
      <text:p text:style-name="P6">b) Received, From, Message-id.</text:p>
      <text:p text:style-name="P3">10. ¿ Qué es cierto?</text:p>
      <text:p text:style-name="P6">a) S/MIME y PGP pueden garantizar que un correo no ha sido modificado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title/>
    <dc:description/>
    <dc:subject/>
    <meta:initial-creator>nayara olmos</meta:initial-creator>
    <meta:creation-date>2022-03-07T02:49:00Z</meta:creation-date>
    <dc:date>2022-03-10T13:43:49.195000000</dc:date>
    <meta:editing-cycles>6</meta:editing-cycles>
    <meta:editing-duration>PT3H41M6S</meta:editing-duration>
    <meta:document-statistic meta:table-count="0" meta:image-count="0" meta:object-count="0" meta:page-count="3" meta:paragraph-count="63" meta:word-count="713" meta:character-count="3847" meta:non-whitespace-character-count="3179"/>
    <meta:template xlink:type="simple" xlink:actuate="onRequest" xlink:title="" xlink:href="file:///D:/Examen-Tst%20Servicios%20de%20red%20e%20internet.odt/Normal"/>
  </office:meta>
</office:document-meta>
</file>